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.8cm" svg:height="1cm" svg:x="1.7cm" svg:y="17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5" draw:id="id5" draw:layer="layout" svg:width="5.1cm" svg:height="2.1cm" svg:x="-12.5cm" svg:y="-1.6cm">
          <text:p text:style-name="P1">GamingStat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-11.4cm" svg:y1="13.45cm" svg:x2="-1.047cm" svg:y2="13.505cm" svg:d="M-11400 13450h5177v55h5176" svg:viewBox="0 0 10354 56">
          <text:p/>
        </draw:connector>
        <draw:custom-shape draw:style-name="gr2" draw:text-style-name="P1" draw:layer="layout" svg:width="4.7cm" svg:height="1.7cm" svg:x="-6cm" svg:y="-3.6cm">
          <text:p text:style-name="P1">GamingState.lightPos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4.5cm" svg:height="2.4cm" svg:x="-11.4cm" svg:y="6.5cm">
          <text:p text:style-name="P1">handleInput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9cm" svg:height="2.4cm" svg:x="-20.4cm" svg:y="-1.6cm">
          <text:p text:style-name="P1">BlockEngine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3cm" svg:height="2.5cm" svg:x="-20.8cm" svg:y="6.1cm">
          <text:p text:style-name="P1">mainLoop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7cm" svg:height="3.1cm" svg:x="-15.9cm" svg:y="-1.6cm">
          <text:p text:style-name="P1">LwjglInput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7cm" svg:height="2.3cm" svg:x="-15.9cm" svg:y="6.2cm">
          <text:p text:style-name="P1">preUpdat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-14.55cm" svg:y1="1.5cm" svg:x2="-14.05cm" svg:y2="6.2cm" draw:start-shape="id1" draw:start-glue-point="2" draw:end-shape="id2" draw:end-glue-point="0" svg:d="M-14550 1500v2350h500v2350" svg:viewBox="0 0 501 4701">
          <text:p/>
        </draw:connector>
        <draw:connector draw:style-name="gr3" draw:text-style-name="P1" draw:layer="layout" svg:x1="-18.45cm" svg:y1="0.8cm" svg:x2="-18.65cm" svg:y2="6.1cm" draw:start-shape="id3" draw:start-glue-point="2" draw:end-shape="id4" draw:end-glue-point="0" svg:d="M-18450 800v2650h-200v2650" svg:viewBox="0 0 201 5301">
          <text:p/>
        </draw:connector>
        <draw:connector draw:style-name="gr3" draw:text-style-name="P1" draw:layer="layout" svg:x1="-9.95cm" svg:y1="0.5cm" svg:x2="-9.15cm" svg:y2="6.5cm" draw:start-shape="id5" draw:start-glue-point="2" draw:end-shape="id6" draw:end-glue-point="0" svg:d="M-9950 500v3000h800v3000" svg:viewBox="0 0 801 6001">
          <text:p/>
        </draw:connector>
        <draw:custom-shape draw:style-name="gr2" draw:text-style-name="P1" xml:id="id7" draw:id="id7" draw:layer="layout" svg:width="5cm" svg:height="3cm" svg:x="-11.1cm" svg:y="10.4cm">
          <text:p text:style-name="P1">lightPos.x += 1;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6.3cm" svg:height="3.8cm" svg:x="-11cm" svg:y="15.1cm">
          <text:p text:style-name="P1"><text:s/>shaderManager.lightPosChangeListener();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-9.15cm" svg:y1="8.9cm" svg:x2="-8.6cm" svg:y2="10.4cm" draw:start-shape="id6" draw:start-glue-point="2" draw:end-shape="id7" draw:end-glue-point="0" svg:d="M-9150 8900v750h550v750" svg:viewBox="0 0 551 1501">
          <text:p/>
        </draw:connector>
        <draw:connector draw:style-name="gr3" draw:text-style-name="P1" draw:layer="layout" svg:x1="-8.6cm" svg:y1="13.4cm" svg:x2="-7.85cm" svg:y2="15.1cm" draw:start-shape="id7" draw:start-glue-point="2" draw:end-shape="id8" draw:end-glue-point="0" svg:d="M-8600 13400v850h750v850" svg:viewBox="0 0 751 1701">
          <text:p/>
        </draw:connector>
        <draw:custom-shape draw:style-name="gr4" draw:text-style-name="P1" draw:layer="layout" svg:width="3.1cm" svg:height="10.9cm" svg:x="5.2cm" svg:y="1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1" xml:id="id13" draw:id="id13" draw:layer="layout" svg:width="8.6cm" svg:height="2.3cm" svg:x="-21cm" svg:y="37.5cm">
          <text:p text:style-name="P1">ItemManager.loadItemFromFile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10.1cm" svg:height="4.9cm" svg:x="-12.2cm" svg:y="20.6cm">
          <text:p text:style-name="P1">ShapeManager.loadFromFile</text:p>
          <text:p text:style-name="P1"><text:s/>loadImage();</text:p>
          <text:p text:style-name="P1"><text:s text:c="12"/>loadTexture();</text:p>
          <text:p text:style-name="P1"><text:s text:c="12"/>loadObj();</text:p>
          <text:p text:style-name="P1"><text:s text:c="12"/>loadShape();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7.2cm" svg:height="3.4cm" svg:x="-9.3cm" svg:y="28.7cm">
          <text:p text:style-name="P1">Json 2 map 可能是list 因为以前配置文件多个都卸载一个文件中</text:p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10.3cm" svg:height="3.7cm" svg:x="-9.9cm" svg:y="33.2cm">
          <text:p text:style-name="P1">EditEngine.parse(map);</text:p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6.2cm" svg:height="5.6cm" svg:x="3.2cm" svg:y="33.2cm">
          <text:p text:style-name="P1">Imageblock</text:p>
          <text:p text:style-name="P1">Colorblock</text:p>
          <text:p text:style-name="P1">Rotatecolorblock</text:p>
          <text:p text:style-name="P1">Rotateimageblock</text:p>
          <text:p text:style-name="P1">Bonerotateimageblock</text:p>
          <text:p text:style-name="P1">Groupblock</text:p>
          <text:p text:style-name="P1">Animationblock</text:p>
          <text:p text:style-name="P1">Boneblock</text:p>
          <text:p text:style-name="P1">objblock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-7.15cm" svg:y1="25.5cm" svg:x2="-5.7cm" svg:y2="28.7cm" draw:start-shape="id9" draw:start-glue-point="2" draw:end-shape="id10" draw:end-glue-point="0" svg:d="M-7150 25500v1600h1450v1600" svg:viewBox="0 0 1451 3201">
          <text:p/>
        </draw:connector>
        <draw:connector draw:style-name="gr5" draw:text-style-name="P1" draw:layer="layout" draw:type="line" svg:x1="-5.7cm" svg:y1="32.1cm" svg:x2="-4.75cm" svg:y2="33.2cm" draw:start-shape="id10" draw:start-glue-point="2" draw:end-shape="id11" svg:d="M-5700 32100l950 1100" svg:viewBox="0 0 951 1101">
          <text:p/>
        </draw:connector>
        <draw:connector draw:style-name="gr5" draw:text-style-name="P1" draw:layer="layout" draw:type="line" svg:x1="0.4cm" svg:y1="35.05cm" svg:x2="3.2cm" svg:y2="36cm" draw:start-shape="id11" draw:start-glue-point="1" draw:end-shape="id12" draw:end-glue-point="3" svg:d="M400 35050l2800 950" svg:viewBox="0 0 2801 951">
          <text:p/>
        </draw:connector>
        <draw:custom-shape draw:style-name="gr2" draw:text-style-name="P1" xml:id="id14" draw:id="id14" draw:layer="layout" svg:width="9.6cm" svg:height="3.2cm" svg:x="-10.7cm" svg:y="37.7cm">
          <text:p text:style-name="P1"><text:s text:c="2"/>loadItemFromFile(file, itemFactory);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-12.4cm" svg:y1="38.65cm" svg:x2="-10.7cm" svg:y2="39.3cm" draw:start-shape="id13" draw:start-glue-point="1" draw:end-shape="id14" svg:d="M-12400 38650l1700 650" svg:viewBox="0 0 1701 651">
          <text:p/>
        </draw:connector>
        <draw:custom-shape draw:style-name="gr2" draw:text-style-name="P1" xml:id="id16" draw:id="id16" draw:layer="layout" svg:width="6.6cm" svg:height="2.1cm" svg:x="2cm" svg:y="39.8cm">
          <text:p text:style-name="P1">If has baseOn 必须有已经解析过的baseon元素</text:p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6.4cm" svg:height="2.1cm" svg:x="11.9cm" svg:y="40.2cm">
          <text:p text:style-name="P1">itemFactory.parse(map);</text:p>
          <text:p text:style-name="P1">根据engine字段决定套用的itemdefinition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4.4cm" svg:height="3.1cm" svg:x="19.8cm" svg:y="39.9cm">
          <text:p text:style-name="P1">Id,type,engineType,category</text:p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5.8cm" svg:height="4cm" svg:x="17.7cm" svg:y="35.2cm">
          <text:p text:style-name="P1">Engine:block:BlockDefinition</text:p>
          <text:p text:style-name="P1">,door:DoorDefinition,</text:p>
          <text:p text:style-name="P1">stair:StairDefinition,</text:p>
          <text:p text:style-name="P1">box:BoxDefinition,</text:p>
          <text:p text:style-name="P1">,food:FoodDefinition</text:p>
          <text:p text:style-name="P1">,wear:WearDefinition</text:p>
          <text:p text:style-name="P1">,weapon:WeaponDefinition,</text:p>
          <text:p text:style-name="P1">seed:SeedDefinition,</text:p>
          <draw:enhanced-geometry svg:viewBox="0 0 21600 21600" draw:type="rectangle" draw:enhanced-path="M 0 0 L 21600 0 21600 21600 0 21600 0 0 Z N"/>
        </draw:custom-shape>
        <draw:connector draw:style-name="gr5" draw:text-style-name="P1" xml:id="id18" draw:id="id18" draw:layer="layout" draw:type="line" svg:x1="19.8cm" svg:y1="41.45cm" svg:x2="19.8cm" svg:y2="41.45cm" draw:start-shape="id15" draw:end-shape="id15" draw:end-glue-point="3" svg:d="M19800 41450z" svg:viewBox="0 0 1 1">
          <text:p/>
        </draw:connector>
        <draw:connector draw:style-name="gr5" draw:text-style-name="P1" draw:layer="layout" draw:type="line" svg:x1="5.3cm" svg:y1="39.8cm" svg:x2="5.3cm" svg:y2="39.8cm" draw:start-shape="id16" draw:end-shape="id16" svg:d="M5300 39800z" svg:viewBox="0 0 1 1">
          <text:p/>
        </draw:connector>
        <draw:connector draw:style-name="gr5" draw:text-style-name="P1" draw:layer="layout" draw:type="line" svg:x1="-1.1cm" svg:y1="39.3cm" svg:x2="2cm" svg:y2="40.85cm" draw:start-shape="id14" draw:end-shape="id16" draw:end-glue-point="3" svg:d="M-1100 39300l3100 1550" svg:viewBox="0 0 3101 1551">
          <text:p/>
        </draw:connector>
        <draw:connector draw:style-name="gr5" draw:text-style-name="P1" draw:layer="layout" draw:type="line" svg:x1="8.6cm" svg:y1="40.85cm" svg:x2="11.9cm" svg:y2="41.25cm" draw:start-shape="id16" draw:start-glue-point="1" draw:end-shape="id17" draw:end-glue-point="3" svg:d="M8600 40850l3300 400" svg:viewBox="0 0 3301 401">
          <text:p/>
        </draw:connector>
        <draw:connector draw:style-name="gr5" draw:text-style-name="P1" draw:layer="layout" draw:type="line" svg:x1="18.3cm" svg:y1="41.25cm" svg:x2="19.8cm" svg:y2="41.45cm" draw:start-shape="id17" draw:end-shape="id18" draw:end-glue-point="0" svg:d="M18300 41250l1500 200" svg:viewBox="0 0 1501 201">
          <text:p/>
        </draw:connector>
        <draw:connector draw:style-name="gr5" draw:text-style-name="P1" draw:layer="layout" draw:type="line" svg:x1="22cm" svg:y1="39.9cm" svg:x2="20.6cm" svg:y2="39.2cm" draw:start-shape="id15" draw:end-shape="id19" svg:d="M22000 39900l-1400-700" svg:viewBox="0 0 1401 701">
          <text:p/>
        </draw:connector>
        <draw:custom-shape draw:style-name="gr2" draw:text-style-name="P1" xml:id="id20" draw:id="id20" draw:layer="layout" svg:width="7.4cm" svg:height="3cm" svg:x="16.5cm" svg:y="30.9cm">
          <text:p text:style-name="P1">Int DoorDefinition use itemDoorParse parse to ItemDefiniton</text:p>
          <text:p text:style-name="P1">Init() stateBlock</text:p>
          <draw:enhanced-geometry svg:viewBox="0 0 21600 21600" draw:type="rectangle" draw:enhanced-path="M 0 0 L 21600 0 21600 21600 0 21600 0 0 Z N"/>
        </draw:custom-shape>
        <draw:custom-shape draw:style-name="gr2" draw:text-style-name="P1" xml:id="id21" draw:id="id21" draw:layer="layout" svg:width="11.4cm" svg:height="5.2cm" svg:x="27.3cm" svg:y="30.9cm">
          <text:p text:style-name="P1">ItemModel : WearModel</text:p>
          <text:p text:style-name="P1">HandModel</text:p>
          <text:p text:style-name="P1">OutdoorModel</text:p>
          <text:p text:style-name="P1">placeModel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0.6cm" svg:y1="35.2cm" svg:x2="20.2cm" svg:y2="33.9cm" draw:start-shape="id19" draw:start-glue-point="0" draw:end-shape="id20" svg:d="M20600 35200l-400-1300" svg:viewBox="0 0 401 1301">
          <text:p/>
        </draw:connector>
        <draw:connector draw:style-name="gr5" draw:text-style-name="P1" draw:layer="layout" draw:type="line" svg:x1="23.9cm" svg:y1="32.4cm" svg:x2="27.3cm" svg:y2="33.5cm" draw:start-shape="id20" draw:end-shape="id21" svg:d="M23900 32400l3400 1100" svg:viewBox="0 0 3401 1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8T22:38:55.408608690</meta:creation-date>
    <dc:date>2019-07-27T09:17:38.751050706</dc:date>
    <meta:editing-duration>PT7H37M54S</meta:editing-duration>
    <meta:editing-cycles>39</meta:editing-cycles>
    <meta:generator>LibreOffice/4.2.8.2$Linux_X86_64 LibreOffice_project/420m0$Build-2</meta:generator>
    <meta:document-statistic meta:object-count="41"/>
  </office:meta>
</office:document-meta>
</file>